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02cm" svg:stroke-color="#000000" draw:marker-start-width="4.009cm" draw:marker-end-width="4.009cm" draw:fill="none" draw:fill-color="#000000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marker-start-width="4.01cm" draw:marker-end-width="4.01cm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width="0.051cm" svg:stroke-color="#008000" draw:marker-start-width="3.933cm" draw:marker-end-width="3.933cm" draw:fill="none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width="0.102cm" svg:stroke-color="#000000" draw:marker-start-width="4.009cm" draw:marker-end-width="4.009cm" draw:fill="none" draw:fill-color="#000000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5" style:family="graphic" style:parent-style-name="objectwithoutfill">
      <style:graphic-properties svg:stroke-width="0.102cm" svg:stroke-color="#000000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svg:stroke-width="0.102cm" svg:stroke-color="#000080" draw:marker-start-width="4.009cm" draw:marker-end-width="4.009cm" draw:fill="none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7" style:family="graphic" style:parent-style-name="standard">
      <style:graphic-properties svg:stroke-width="0.102cm" svg:stroke-color="#800000" draw:marker-start-width="4.009cm" draw:marker-end-width="4.009cm" draw:fill="none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text-properties fo:font-size="12pt" fo:font-weight="bold" style:font-size-asian="12pt" style:font-weight-asian="bold" style:font-size-complex="12pt" style:font-weight-complex="bold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3" draw:id="id3" draw:layer="layout" svg:width="7.62cm" svg:height="1.556cm" svg:x="1.254cm" svg:y="8.064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1.637cm" svg:height="1.199cm" svg:x="1.254cm" svg:y="8.164cm">
          <draw:text-box>
            <text:p text:style-name="P2"><text:span text:style-name="T1">Data</text:span></text:p>
            <text:p text:style-name="P2"><text:span text:style-name="T1">Layer</text:span></text:p>
          </draw:text-box>
        </draw:frame>
        <draw:custom-shape draw:style-name="gr3" draw:text-style-name="P3" draw:layer="layout" svg:width="2.351cm" svg:height="0.635cm" svg:x="6.288cm" svg:y="8.191cm">
          <text:p text:style-name="P3"><text:span text:style-name="T2">Group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4.572cm" svg:height="0.889cm" svg:x="1cm" svg:y="7.986cm">
          <text:p text:style-name="P1"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svg:x1="5.064cm" svg:y1="5.664cm" svg:x2="5.064cm" svg:y2="4.82cm" draw:start-shape="id1" draw:start-glue-point="0" draw:end-shape="id2" draw:end-glue-point="2" svg:d="m5064 5664v-844" svg:viewBox="0 0 1 845">
          <text:p/>
        </draw:connector>
        <draw:custom-shape draw:style-name="gr6" draw:text-style-name="P3" xml:id="id4" draw:id="id4" draw:layer="layout" svg:width="2.459cm" svg:height="1.27cm" svg:x="3.848cm" svg:y="1.175cm">
          <text:p text:style-name="P3"><text:span text:style-name="T2">Output</text:span></text:p>
          <text:p text:style-name="P3"><text:span text:style-name="T2">Cont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2.413cm" svg:height="1.27cm" svg:x="3.875cm" svg:y="8.191cm">
          <text:p text:style-name="P3"><text:span text:style-name="T2">Topological</text:span></text:p>
          <text:p text:style-name="P3"><text:span text:style-name="T2">Structur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2.351cm" svg:height="0.635cm" svg:x="6.288cm" svg:y="8.826cm">
          <text:p text:style-name="P3"><text:span text:style-name="T2">Attribut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" draw:id="id1" draw:layer="layout" svg:width="7.62cm" svg:height="1.556cm" svg:x="1.254cm" svg:y="5.6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2.242cm" svg:height="1.199cm" svg:x="1.255cm" svg:y="5.765cm">
          <draw:text-box>
            <text:p text:style-name="P2"><text:span text:style-name="T1">Mapping</text:span></text:p>
            <text:p text:style-name="P2"><text:span text:style-name="T1">Layer</text:span></text:p>
          </draw:text-box>
        </draw:frame>
        <draw:custom-shape draw:style-name="gr3" draw:text-style-name="P3" draw:layer="layout" svg:width="2.956cm" svg:height="0.635cm" svg:x="5.684cm" svg:y="5.791cm">
          <text:p text:style-name="P3"><text:span text:style-name="T2">Graph Layout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.779cm" svg:height="0.637cm" svg:x="3.875cm" svg:y="5.791cm">
          <text:p text:style-name="P3"><text:span text:style-name="T2">View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4.765cm" svg:height="0.635cm" svg:x="3.875cm" svg:y="6.426cm">
          <text:p text:style-name="P3"><text:span text:style-name="T2">Spacial Transformatio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svg:x1="5.064cm" svg:y1="8.064cm" svg:x2="5.064cm" svg:y2="7.22cm" draw:start-shape="id3" draw:start-glue-point="0" draw:end-shape="id1" draw:end-glue-point="2" svg:d="m5064 8064v-844" svg:viewBox="0 0 1 845">
          <text:p/>
        </draw:connector>
        <draw:custom-shape draw:style-name="gr1" draw:text-style-name="P1" xml:id="id2" draw:id="id2" draw:layer="layout" svg:width="7.62cm" svg:height="1.556cm" svg:x="1.254cm" svg:y="3.2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1.886cm" svg:height="1.199cm" svg:x="1.256cm" svg:y="3.366cm">
          <draw:text-box>
            <text:p text:style-name="P2"><text:span text:style-name="T1">Output</text:span></text:p>
            <text:p text:style-name="P2"><text:span text:style-name="T1">Layer</text:span></text:p>
          </draw:text-box>
        </draw:frame>
        <draw:custom-shape draw:style-name="gr3" draw:text-style-name="P3" draw:layer="layout" svg:width="2.956cm" svg:height="0.635cm" svg:x="5.684cm" svg:y="3.391cm">
          <text:p text:style-name="P3"><text:span text:style-name="T2">Statistic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.779cm" svg:height="0.637cm" svg:x="3.875cm" svg:y="3.391cm">
          <text:p text:style-name="P3"><text:span text:style-name="T2">Chart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4.765cm" svg:height="0.635cm" svg:x="3.875cm" svg:y="4.026cm">
          <text:p text:style-name="P3"><text:span text:style-name="T2">Visualiz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svg:x1="5.064cm" svg:y1="3.264cm" svg:x2="5.077cm" svg:y2="2.445cm" draw:start-shape="id2" draw:start-glue-point="0" draw:end-shape="id4" draw:end-glue-point="2" svg:d="m5064 3264v-409h13v-410" svg:viewBox="0 0 14 820">
          <text:p/>
        </draw:connector>
        <draw:custom-shape draw:style-name="gr7" draw:text-style-name="P3" xml:id="id5" draw:id="id5" draw:layer="layout" svg:width="2.459cm" svg:height="1.27cm" svg:x="3.849cm" svg:y="10.475cm">
          <text:p text:style-name="P3"><text:span text:style-name="T2">Input</text:span></text:p>
          <text:p text:style-name="P3"><text:span text:style-name="T2">Dat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svg:x1="5.078cm" svg:y1="10.475cm" svg:x2="5.064cm" svg:y2="9.62cm" draw:start-shape="id5" draw:start-glue-point="0" draw:end-shape="id3" draw:end-glue-point="2" svg:d="m5078 10475v-427h-14v-428" svg:viewBox="0 0 15 85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10.16cm" fo:page-height="12.95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mar Padron</meta:initial-creator>
    <meta:creation-date>2014-04-09T10:11:35</meta:creation-date>
    <dc:date>2014-04-09T10:57:34</dc:date>
    <dc:creator>Omar Padron</dc:creator>
    <meta:editing-duration>PT8M40S</meta:editing-duration>
    <meta:editing-cycles>3</meta:editing-cycles>
    <meta:generator>LibreOffice/4.0.3.3$Linux_X86_64 LibreOffice_project/0eaa50a932c8f2199a615e1eb30f7ac74279539</meta:generator>
    <meta:document-statistic meta:object-count="22"/>
  </office:meta>
</office:document-meta>
</file>